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inführung FDM-Druck</text:p>
          </draw:text-box>
        </draw:frame>
        <draw:frame presentation:style-name="pr2" draw:layer="layout" svg:width="25.199cm" svg:height="12.179cm" svg:x="1.4cm" svg:y="4.914cm" presentation:class="subtitle">
          <draw:text-box>
            <text:p>-Warum 3D Druck?</text:p>
            <text:p>-FDM Verfahren</text:p>
            <text:p>-Das Filament: Materialien</text:p>
            <text:p>-Aufbau eines 3D Druckers</text:p>
            <text:p>-Slicing/Der G-Code</text:p>
            <text:p>-Workflow</text:p>
            <text:p>-Nachbearbeit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-Workflow festlegen und aufschreiben</text:p>
              </text:list-item>
              <text:list-item>
                <text:p>-Profile erstellen</text:p>
              </text:list-item>
              <text:list-item>
                <text:p>-FDM-Insel bauen und mit dezidiertem Computer austatten.</text:p>
              </text:list-item>
              <text:list-item>
                <text:p>-Maschinen nummerieren</text:p>
              </text:list-item>
              <text:list-item>
                <text:p>-Liste der Maschinen mit Spezifikationen erstell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rum 3D Druc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duino</text:p>
              </text:list-item>
              <text:list-item>
                <text:p>OpenSource</text:p>
              </text:list-item>
              <text:list-item>
                <text:p>Demokratisierung der Produktionsmittel</text:p>
              </text:list-item>
              <text:list-item>
                <text:p>Optimale Anpassung an Bedürfniss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s FDM-Verfah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erlegung in Schichten</text:p>
              </text:list-item>
              <text:list-item>
                <text:p>Schichtweise Auftragung von geschmolzenem <text:s/>Material mit Hilfe einer Düse</text:p>
              </text:list-item>
              <text:list-item>
                <text:p>Limiten: Überhänge, Auflös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Das Filament: Material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lle</text:p>
              </text:list-item>
              <text:list-item>
                <text:p>1.75m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erialien - P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rucktemperatur: 190-210</text:p>
              </text:list-item>
              <text:list-item>
                <text:p>Eigenschaf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erialien - AB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rucktemperatur: 230-240</text:p>
              </text:list-item>
              <text:list-item>
                <text:p>Eigenschaf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erialien – Ande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dere Materialien sind auf Anfrage erhät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cing/G-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erlegung des Objekts in Schichten</text:p>
              </text:list-item>
              <text:list-item>
                <text:p>Berechnung des Weges</text:p>
              </text:list-item>
              <text:list-item>
                <text:p>Ausgabe in G-Code</text:p>
              </text:list-item>
              <text:list-item>
                <text:p>Beispiel: G1 X100 Y100 Z100</text:p>
              </text:list-item>
              <text:list-item>
                <text:p>Verschieden OpenSource, sowie kommerzielle Slicer erhältlich</text:p>
              </text:list-item>
              <text:list-item>
                <text:p>Verwendung von Cura; einfach, schn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bau der 3D Dru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rollboard mit Display und SD Card Slot</text:p>
              </text:list-item>
              <text:list-item>
                <text:p>3 Achsen, 1 Extruder, 5 Motoren, 3 Lüft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flow – Entfernen der Supportstruktur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chbearbeit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: Schleifen gut möglich</text:p>
              </text:list-item>
              <text:list-item>
                <text:p>ABS: Aceton für glänzende Oberfläch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23:28:31.745000000</meta:creation-date>
    <dc:date>2016-02-22T01:16:10.608000000</dc:date>
    <meta:editing-duration>PT11M29S</meta:editing-duration>
    <meta:editing-cycles>6</meta:editing-cycles>
    <meta:generator>LibreOffice/4.2.5.2$Windows_x86 LibreOffice_project/61cb170a04bb1f12e77c884eab9192be736ec5f5</meta:generator>
    <meta:document-statistic meta:object-count="73"/>
  </office:meta>
</office:document-meta>
</file>